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top="0.2in" fo:margin-bottom="0.0598in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2pt" fo:font-style="normal" fo:font-weight="bold" style:font-size-asian="12pt" style:font-style-asian="italic" style:font-weight-asian="normal" style:font-size-complex="12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4299in" fo:margin-right="0in" fo:margin-top="0in" fo:margin-bottom="0.1598in" fo:text-indent="0in" style:auto-text-indent="false">
        <style:tab-stops/>
      </style:paragraph-properties>
      <style:text-properties style:font-name="Times New Roman1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style:page-number="auto" fo:background-color="transparent">
        <style:background-image/>
      </style:paragraph-properties>
      <style:text-properties style:font-name="Times New Roman" fo:font-size="12pt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ize="12pt" fo:font-style="italic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margin-top="0.0799in" fo:margin-bottom="0in" fo:line-height="200%" fo:text-align="start" style:justify-single-word="false" fo:text-indent="-0.4in" style:auto-text-indent="false" fo:background-color="transparent">
        <style:tab-stops/>
        <style:background-image/>
      </style:paragraph-properties>
      <style:text-properties style:font-name="Times New Roman1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>
      <style:paragraph-properties fo:margin-top="1.8in" fo:margin-bottom="0in"/>
    </style:style>
    <style:style style:name="rststyle-textbody" style:family="paragraph" style:parent-style-name="Text_20_body">
      <style:paragraph-properties fo:margin-left="0in" fo:margin-right="0in" fo:margin-top="0.0799in" fo:margin-bottom="0in" fo:line-height="200%" fo:text-indent="0.3in" style:auto-text-indent="false"/>
      <style:text-properties style:font-name="Times New Roma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598in" fo:margin-bottom="0.0598in" style:page-number="auto" fo:background-color="transparent"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top="0in" fo:margin-bottom="0in" fo:line-height="100%" fo:text-align="end" style:justify-single-word="false" style:page-number="auto" fo:background-color="transparent" style:shadow="none">
        <style:tab-stops/>
        <style:background-image/>
      </style:paragraph-properties>
      <style:text-properties fo:font-style="italic"/>
    </style:style>
    <style:style style:name="rststyle-highlights" style:family="paragraph" style:parent-style-name="rststyle-blockquote" style:master-page-name="">
      <style:paragraph-properties fo:margin-left="0in" fo:margin-right="0in" fo:margin-top="0in" fo:margin-bottom="0.0402in" fo:line-height="100%" fo:text-align="start" style:justify-single-word="false" fo:text-indent="0.3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 style:master-page-name="">
      <style:paragraph-properties fo:margin-left="0.7874in" fo:margin-right="0.7874in" fo:margin-top="1in" fo:margin-bottom="1in" fo:line-height="15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margin-top="0.1701in" fo:margin-bottom="0.3in"/>
      <style:text-properties style:font-name="Times New Roman" fo:font-size="14pt"/>
    </style:style>
    <style:style style:name="rststyle-subtitle" style:family="paragraph" style:parent-style-name="Title">
      <style:paragraph-properties fo:margin-top="0.05in" fo:margin-bottom="1in"/>
      <style:text-properties style:font-name="Times New Roman1" fo:font-size="12pt" fo:font-weight="normal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9in" fo:margin-bottom="0.4799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meta:initial-creator>dkuhlman</meta:initial-creator>
    <meta:creation-date>2006-08-15T13:56:07</meta:creation-date>
    <dc:date>2011-01-22T00:11:43</dc:date>
    <meta:editing-cycles>133</meta:editing-cycles>
    <meta:editing-duration>PT32H25M47S</meta:editing-duration>
    <meta:document-statistic meta:table-count="0" meta:image-count="0" meta:object-count="0" meta:page-count="1" meta:paragraph-count="1" meta:word-count="1" meta:character-count="1"/>
    <meta:user-defined meta:name="Info 1"/>
    <meta:user-defined meta:name="Info 2"/>
    <meta:user-defined meta:name="Info 3"/>
    <meta:user-defined meta:name="Info 4"/>
  </office:meta>
</office:document-meta>
</file>